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5.2pt" svg:height="301.92pt" svg:x="302.49pt" svg:y="157.35pt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ynamic</text:p>
          </table:table-cell>
          <table:table-cell office:value-type="float" office:value="274.411" calcext:value-type="float">
            <text:p>274.411</text:p>
          </table:table-cell>
        </table:table-row>
        <table:table-row table:style-name="ro1">
          <table:table-cell office:value-type="string" calcext:value-type="string">
            <text:p>Dynamic+mapping</text:p>
          </table:table-cell>
          <table:table-cell office:value-type="float" office:value="30.211" calcext:value-type="float">
            <text:p>30.211</text:p>
          </table:table-cell>
        </table:table-row>
        <table:table-row table:style-name="ro1">
          <table:table-cell office:value-type="string" calcext:value-type="string">
            <text:p>Static class</text:p>
          </table:table-cell>
          <table:table-cell office:value-type="float" office:value="1280.831" calcext:value-type="float">
            <text:p>1280.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6:13:35.950476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0:03:03.633787089</meta:creation-date>
    <dc:date>2018-07-29T16:49:38.262353945</dc:date>
    <meta:editing-duration>PT39M50S</meta:editing-duration>
    <meta:editing-cycles>5</meta:editing-cycles>
    <meta:generator>LibreOffice/6.0.3.2$Linux_X86_64 LibreOffice_project/8f48d515416608e3a835360314dac7e47fd0b821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pyramid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pyramid" loext:label-stroke-color="#3465a4" loext:label-stroke="solid" chart:link-data-style-to-source="true" chart:data-label-number="value" chart:data-label-text="false" chart:data-label-symbol="false" chart:label-position="top"/>
      <style:graphic-properties draw:stroke="none" draw:fill-color="#ef413d" dr3d:edge-rounding="5%"/>
      <style:text-properties fo:color="#21409a" fo:font-family="'Source Code Pro'" style:font-style-name="Bold" style:font-pitch="fixed" fo:font-size="14pt" fo:font-weight="bold" style:font-size-asian="10pt" style:font-size-complex="10pt"/>
    </style:style>
    <style:style style:name="ch10" style:family="chart">
      <style:chart-properties chart:solid-type="cylinder"/>
      <style:graphic-properties draw:fill-color="#ffff66"/>
    </style:style>
    <style:style style:name="ch11" style:family="chart">
      <style:chart-properties chart:solid-type="cylinder"/>
    </style:style>
    <style:style style:name="ch12" style:family="chart">
      <style:chart-properties chart:solid-type="cylinder"/>
      <style:graphic-properties draw:fill-color="#66ff99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fffbcc" draw:fill-gradient-name="Sunburst" draw:gradient-step-count="0" draw:fill-hatch-name="Red_5f_20_5f_Crossed_5f_20_5f_0_5f_20_5f_Degrees"/>
    </style:style>
  </office:automatic-styles>
  <office:body>
    <office:chart>
      <chart:chart svg:width="15.001cm" svg:height="10.652cm" xlink:href=".." xlink:type="simple" chart:class="chart:bar" chart:style-name="ch1">
        <chart:title svg:x="3.719cm" svg:y="0.348cm" chart:style-name="ch2">
          <text:p>JMH benchmark of parse approaches</text:p>
        </chart:title>
        <chart:plot-area chart:style-name="ch3" table:cell-range-address="Sheet1.A1:Sheet1.B3" chart:data-source-has-labels="column" svg:x="1.289cm" svg:y="1.35cm" svg:width="13.412cm" svg:height="9.08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72cm" svg:y="1.35cm" svg:width="12.36cm" svg:height="8.3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3"/>
          </chart:axis>
          <chart:axis chart:dimension="y" chart:name="primary-y" chart:style-name="ch5">
            <chart:title svg:x="0.451cm" svg:y="6.463cm" chart:style-name="ch6">
              <text:p>Score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B1:Sheet1.B3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ynamic</text:p>
                <draw:g>
                  <svg:desc>Sheet1.A1:Sheet1.A3</svg:desc>
                </draw:g>
              </table:table-cell>
              <table:table-cell office:value-type="float" office:value="274.411">
                <text:p>274.411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Dynamic+mapping</text:p>
              </table:table-cell>
              <table:table-cell office:value-type="float" office:value="30.211">
                <text:p>30.211</text:p>
              </table:table-cell>
            </table:table-row>
            <table:table-row>
              <table:table-cell office:value-type="string">
                <text:p>Static class</text:p>
              </table:table-cell>
              <table:table-cell office:value-type="float" office:value="1280.831">
                <text:p>1280.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